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8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style:text-outline="false" style:text-line-through-style="none" style:font-name="Courier New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80" style:text-outline="false" style:text-line-through-style="none" style:font-name="Courier New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color="#000080" style:font-name="Courier New" fo:font-size="9pt" style:font-name-asian="Courier New" style:font-size-asian="9pt" style:font-name-complex="Courier New" style:font-size-complex="5.09999990463257pt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Cas</text:p>
          </table:table-cell>
          <table:table-cell table:style-name="ce2" office:value-type="string">
            <text:p>numCharsReadsFromInput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table:style-name="ce1" office:value-type="string">
            <text:p>Statement too complex.</text:p>
          </table:table-cell>
          <table:table-cell office:value-type="float" office:value="512">
            <text:p>512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2">
          <table:table-cell office:value-type="float" office:value="349">
            <text:p>349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2">
          <table:table-cell table:style-name="ce1" office:value-type="string">
            <text:p>Statement too complex.</text:p>
          </table:table-cell>
          <table:table-cell office:value-type="float" office:value="450">
            <text:p>450</text:p>
          </table:table-cell>
          <table:table-cell table:style-name="ce2" office:value-type="string">
            <text:p>TablesObjectsSize + <text:span text:style-name="T1">tablesAssociationsSize</text:span>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400">
            <text:p>400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string">
            <text:p>null pointer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table:number-columns-repeated="2" office:value-type="float" office:value="400">
            <text:p>400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400">
            <text:p>400</text:p>
          </table:table-cell>
          <table:table-cell office:value-type="float" office:value="5000">
            <text:p>5000</text:p>
          </table:table-cell>
          <table:table-cell table:style-name="ce2" office:value-type="string">
            <text:p>objectsCreationDepth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number-columns-repeated="2" office:value-type="float" office:value="400">
            <text:p>400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81.56">
            <text:p>81,56</text:p>
          </table:table-cell>
          <table:table-cell table:number-columns-repeated="2" office:value-type="float" office:value="400">
            <text:p>400</text:p>
          </table:table-cell>
          <table:table-cell office:value-type="float" office:value="68">
            <text:p>68</text:p>
          </table:table-cell>
        </table:table-row>
        <table:table-row table:style-name="ro2">
          <table:table-cell/>
          <table:table-cell office:value-type="float" office:value="400">
            <text:p>400</text:p>
          </table:table-cell>
          <table:table-cell table:number-columns-repeated="2"/>
        </table:table-row>
        <table:table-row table:style-name="ro2">
          <table:table-cell/>
          <table:table-cell office:value-type="float" office:value="400">
            <text:p>40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30">30.01.2011</text:date>, <text:time>23:0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yrylo Semenko</meta:initial-creator>
    <meta:creation-date>2011-01-30T14:02:45.54</meta:creation-date>
    <dc:date>2011-01-30T23:03:50.86</dc:date>
    <dc:creator>Kyrylo Semenko</dc:creator>
    <meta:editing-duration>PT07H14M52S</meta:editing-duration>
    <meta:editing-cycles>1</meta:editing-cycles>
    <meta:document-statistic meta:table-count="3" meta:cell-count="42" meta:object-count="0"/>
    <meta:generator>OpenOffice.org/3.2$Win32 OpenOffice.org_project/320m18$Build-9502</meta:generator>
  </office:meta>
</office:document-meta>
</file>